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style:font-size-asian="11pt" style:font-name-complex="Arial" style:font-size-complex="11pt"/>
    </style:style>
    <style:style style:name="P2" style:family="paragraph" style:parent-style-name="Standard">
      <style:text-properties style:font-name="Arial" fo:font-size="11pt" fo:language="en" fo:country="GB" style:font-size-asian="11pt" style:font-name-complex="Arial" style:font-size-complex="11pt"/>
    </style:style>
    <style:style style:name="P3" style:family="paragraph" style:parent-style-name="Standard">
      <style:paragraph-properties fo:padding-left="0.0555in" fo:padding-right="0.0555in" fo:padding-top="0.0138in" fo:padding-bottom="0.0138in" fo:border="0.0071in solid #000000"/>
    </style:style>
    <style:style style:name="P4" style:family="paragraph" style:parent-style-name="Standard">
      <style:paragraph-properties fo:padding-left="0.0555in" fo:padding-right="0.0555in" fo:padding-top="0.0138in" fo:padding-bottom="0.0138in" fo:border="0.0071in solid #000000"/>
      <style:text-properties style:font-name="Arial" fo:font-size="11pt" fo:language="en" fo:country="GB" fo:font-weight="bold" style:font-size-asian="11pt" style:font-weight-asian="bold" style:font-name-complex="Arial" style:font-size-complex="11pt"/>
    </style:style>
    <style:style style:name="P5" style:family="paragraph" style:parent-style-name="Standard">
      <style:paragraph-properties fo:padding-left="0.0555in" fo:padding-right="0.0555in" fo:padding-top="0.0138in" fo:padding-bottom="0.0138in" fo:border="0.0071in solid #000000"/>
      <style:text-properties style:font-name="Arial" fo:font-size="11pt" fo:language="en" fo:country="GB" style:font-size-asian="11pt" style:font-name-complex="Arial" style:font-size-complex="11pt"/>
    </style:style>
    <style:style style:name="P6" style:family="paragraph" style:parent-style-name="Standard" style:master-page-name="Standard">
      <style:paragraph-properties style:page-number="auto"/>
      <style:text-properties style:font-name="Arial" fo:font-size="11pt" fo:font-weight="bold" style:font-size-asian="11pt" style:font-weight-asian="bold" style:font-name-complex="Arial" style:font-size-complex="11pt"/>
    </style:style>
    <style:style style:name="T1" style:family="text">
      <style:text-properties style:font-name="Arial" fo:font-size="11pt" fo:language="en" fo:country="GB" style:font-size-asian="11pt" style:font-name-complex="Arial" style:font-size-complex="11pt"/>
    </style:style>
    <style:style style:name="T2" style:family="text">
      <style:text-properties fo:language="en" fo:country="G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ntract for Master Projects</text:p>
      <text:p text:style-name="P1"/>
      <text:p text:style-name="P1"/>
      <text:p text:style-name="P1"/>
      <text:p text:style-name="Standard"><text:span text:style-name="T1">Title of Master project: <text:tab/>Experimental Validation of the Lonely Runner Conjecture </text:span></text:p>
      <text:p text:style-name="P2"/>
      <text:p text:style-name="Standard"><text:span text:style-name="T1">Superviser:</text:span><text:span text:style-name="T1"> Jakob Grue Simonsen</text:span></text:p>
      <text:p text:style-name="P2"/>
      <text:p text:style-name="P2"><text:span text:style-name="T1"/></text:p>
      <text:p text:style-name="P2"/>
      <text:p text:style-name="P2"><text:tab/><text:tab/>Student 1:<text:tab/><text:tab/>Student 2: <text:tab/><text:tab/>Student 3:</text:p>
      <text:p text:style-name="Standard"><text:span text:style-name="T1">ECTS point:<text:tab/><text:tab/>7.5____________<text:tab/>______________<text:tab/>____________</text:span></text:p>
      <text:p text:style-name="Standard"><text:span text:style-name="T1">Name:<text:tab/><text:tab/>Mikkel Kjær<text:tab/><text:tab/>______________<text:tab/>____________</text:span></text:p>
      <text:p text:style-name="Standard"><text:span text:style-name="T1"><text:tab/><text:tab/>Jensen________<text:tab/>______________<text:tab/>____________</text:span></text:p>
      <text:p text:style-name="Standard"><text:span text:style-name="T1">Address:<text:tab/><text:tab/>Rued Langaards<text:tab/>______________<text:tab/>____________</text:span></text:p>
      <text:p text:style-name="Standard"><text:span text:style-name="T1"><text:tab/><text:tab/>Vej 14________<text:tab/>______________<text:tab/>___________</text:span><text:span text:style-name="T1">_</text:span></text:p>
      <text:p text:style-name="Standard"><text:span text:style-name="T1"><text:tab/><text:tab/>______________<text:tab/>______________<text:tab/>___________</text:span><text:span text:style-name="T1">_</text:span></text:p>
      <text:p text:style-name="Standard"><text:span text:style-name="T1">Phone:<text:tab/><text:tab/>23670978______<text:tab/>______________<text:tab/>____________</text:span></text:p>
      <text:p text:style-name="Standard"><text:span text:style-name="T1">KU e-mail:<text:tab/><text:tab/>vgq551@alumni.ku.dk<text:tab/>______________<text:tab/>____________</text:span></text:p>
      <text:p text:style-name="Standard"><text:span text:style-name="T1">CPR-number:<text:tab/>25018517______<text:tab/>______________<text:tab/>____________</text:span></text:p>
      <text:p text:style-name="Standard"><text:span text:style-name="T1">Signature:<text:tab/><text:tab/>______________<text:tab/>______________<text:tab/>____________</text:span></text:p>
      <text:p text:style-name="P2"/>
      <text:p text:style-name="Standard"><text:span text:style-name="T1">Date of</text:span><text:span text:style-name="T1"> contract submission: <text:tab/>______________</text:span></text:p>
      <text:p text:style-name="P2"/>
      <text:p text:style-name="P2">Comments: _________________________________________________________________</text:p>
      <text:p text:style-name="P2"/>
      <text:p text:style-name="P2"/>
      <text:p text:style-name="P4">To be completed by supervisor(s) and head of studies</text:p>
      <text:p text:style-name="P5"/>
      <text:p text:style-name="P5"/>
      <text:p text:style-name="P5">Name of supervisor:<text:tab/><text:tab/>___________________________________</text:p>
      <text:p text:style-name="P5"/>
      <text:p text:style-name="P3"><text:span text:style-name="T1">Signature supervisor: </text:span><text:span text:style-name="T1"><text:tab/><text:tab/>__________________ <text:s/>(date) ___________</text:span></text:p>
      <text:p text:style-name="P5"/>
      <text:p text:style-name="P3"><text:span text:style-name="T1">Signature head of studies: <text:tab/>__________________ (date) ____________</text:span></text:p>
      <text:p text:style-name="P5"/>
      <text:p text:style-name="P5"/>
      <text:p text:style-name="P5">Number of project: <text:tab/><text:tab/>__________________</text:p>
      <text:p text:style-name="P5"/>
      <text:p text:style-name="P3"><text:span text:style-name="T1">Date of submission of project:<text:tab/>__________________</text:span></text:p>
      <text:p text:style-name="P5"/>
      <text:p text:style-name="P5"/>
      <text:p text:style-name="P2"/>
      <text:p text:style-name="P2">Enclosure: Summary of project signed by supervisor and head of studi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style:font-name="Liberation Serif" fo:font-size="12pt" fo:language="en" fo:country="non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da" fo:country="DK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4917in" fo:margin-bottom="0.4917in" fo:margin-left="0.7874in" fo:margin-right="0.7874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6898in" fo:margin-bottom="0.6508in" style:dynamic-spacing="true"/>
      </style:header-style>
      <style:footer-style>
        <style:header-footer-properties fo:min-height="0.6898in" fo:margin-top="0.6508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.1811in" fo:margin-bottom="1.1811in" fo:margin-left="0.7874in" fo:margin-right="0.7874in" style:writing-mode="lr-tb" style:layout-grid-color="#c0c0c0" style:layout-grid-lines="3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Header">Københavns Universitet</text:p>
        <text:p text:style-name="Header">Datalogisk Institut</text:p>
        <text:p text:style-name="Header"/>
      </style:header>
      <style:footer>
        <text:p text:style-name="Footer">Universitetsparken 1</text:p>
        <text:p text:style-name="Footer">2100 København Ø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rojektkontrakt for kandidatprojekter</dc:title>
    <meta:initial-creator>lschultz</meta:initial-creator>
    <meta:creation-date>2010-07-12T15:37:00</meta:creation-date>
    <dc:creator>Mikkel </dc:creator>
    <dc:date>2010-09-19T16:59:17</dc:date>
    <meta:print-date>2010-06-21T15:58:00</meta:print-date>
    <meta:editing-cycles>2</meta:editing-cycles>
    <meta:editing-duration>PT52113H31M44S</meta:editing-duration>
    <meta:document-statistic meta:table-count="0" meta:image-count="0" meta:object-count="0" meta:page-count="1" meta:paragraph-count="27" meta:word-count="129" meta:character-count="1273"/>
    <meta:generator>OpenOffice.org/3.2$Linux OpenOffice.org_project/320m12$Build-9483</meta:generator>
    <meta:user-defined meta:name="Info 1"/>
    <meta:user-defined meta:name="Info 2"/>
    <meta:user-defined meta:name="Info 3"/>
    <meta:user-defined meta:name="Info 4"/>
  </office:meta>
</office:document-meta>
</file>